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4.00pt" fo:font-weight="bold" fo:font-family="'Times New Roman'" style:font-family-asian="'Times New Roman'" style:font-family-complex="'Times New Roman'" fo:background-color="transparent" style:use-window-font-color="true"/>
    </style:style>
    <style:style style:name="T4" style:family="text">
      <style:text-properties fo:font-size="14.00pt" fo:font-weight="bold"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3.50pt" fo:font-weight="bold"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3.50pt" fo:font-weight="bold"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3.50pt" fo:font-weight="bold"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3.50pt" fo:font-weight="bold"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bold"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Times New Roman'" style:font-family-asian="'Times New Roman'" style:font-family-complex="'Times New Roman'"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bold" fo:font-family="'Times New Roman'" style:font-family-asian="'Times New Roman'" style:font-family-complex="'Times New Roman'"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bold" fo:font-family="'Times New Roman'" style:font-family-asian="'Times New Roman'" style:font-family-complex="'Times New Roman'"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bold"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Times New Roman'" style:font-family-asian="'Times New Roman'" style:font-family-complex="'Times New Roman'"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bold"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bold"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bold" fo:font-family="'Times New Roman'" style:font-family-asian="'Times New Roman'" style:font-family-complex="'Times New Roman'"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bold"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2.00pt" fo:font-weight="bold"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2.00pt" fo:font-weight="bold" fo:font-family="'Times New Roman'" style:font-family-asian="'Times New Roman'" style:font-family-complex="'Times New Roman'"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2.00pt" fo:font-weight="bold" fo:font-family="'Times New Roman'" style:font-family-asian="'Times New Roman'" style:font-family-complex="'Times New Roman'"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2.00pt" fo:font-weight="bold" fo:font-family="'Times New Roman'" style:font-family-asian="'Times New Roman'" style:font-family-complex="'Times New Roman'"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bold"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bold"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3.00pt" fo:font-weight="bold" fo:font-family="Cambria" style:font-family-asian="Cambria" style:font-family-complex="Cambria"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3.00pt" fo:font-weight="bold" fo:font-family="Cambria" style:font-family-asian="Cambria" style:font-family-complex="Cambria"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style:style>
    <style:style style:name="T109" style:family="text">
      <style:text-properties fo:font-size="12.00pt" fo:font-weight="bold" fo:font-family="'Times New Roman'" style:font-family-asian="'Times New Roman'" style:font-family-complex="'Times New Roman'"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2.00pt" fo:font-weight="bold"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bold"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bold"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bold"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bold"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bold"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bold"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3.50pt" fo:font-weight="bold"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normal" fo:font-family="Verdana" style:font-family-asian="Verdana" style:font-family-complex="Verdana" fo:background-color="transparent" style:use-window-font-color="true"/>
    </style:style>
    <style:style style:name="T130" style:family="text">
      <style:text-properties fo:font-size="10.00pt" fo:font-weight="bold" fo:font-family="Verdana" style:font-family-asian="Verdana" style:font-family-complex="Verdana"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0.00pt" fo:font-weight="normal" fo:font-family="Verdana" style:font-family-asian="Verdana" style:font-family-complex="Verdana" fo:background-color="transparent" style:use-window-font-color="true"/>
    </style:style>
    <style:style style:name="T133" style:family="text">
      <style:text-properties fo:font-size="10.00pt" fo:font-weight="bold" fo:font-family="Verdana" style:font-family-asian="Verdana" style:font-family-complex="Verdana"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normal" fo:font-family="Verdana" style:font-family-asian="Verdana" style:font-family-complex="Verdana"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fo:font-family="Verdana" style:font-family-asian="Verdana" style:font-family-complex="Verdana"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0.00pt" fo:font-weight="normal" fo:font-family="Verdana" style:font-family-asian="Verdana" style:font-family-complex="Verdana" fo:background-color="transparent" style:use-window-font-color="true"/>
    </style:style>
    <style:style style:name="T140"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41"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42" style:family="text">
      <style:text-properties fo:font-size="10.00pt" fo:font-weight="normal" fo:font-family="Verdana" style:font-family-asian="Verdana" style:font-family-complex="Verdana"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0.00pt" fo:font-weight="normal" fo:font-family="Verdana" style:font-family-asian="Verdana" style:font-family-complex="Verdana"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0.00pt" fo:font-weight="normal" fo:font-family="Verdana" style:font-family-asian="Verdana" style:font-family-complex="Verdana"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0.00pt" fo:font-weight="normal" fo:font-family="Verdana" style:font-family-asian="Verdana" style:font-family-complex="Verdana"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0.00pt" fo:font-weight="normal" fo:font-family="Verdana" style:font-family-asian="Verdana" style:font-family-complex="Verdana"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0.00pt" fo:font-weight="normal" fo:font-family="Verdana" style:font-family-asian="Verdana" style:font-family-complex="Verdana" fo:background-color="transparent" style:use-window-font-color="true"/>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0.00pt" fo:font-weight="normal" fo:font-family="Verdana" style:font-family-asian="Verdana" style:font-family-complex="Verdana" fo:background-color="transparent" style:use-window-font-color="true"/>
    </style:style>
    <style:style style:name="T155"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56"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57"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58"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59"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60"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61" style:family="text">
      <style:text-properties fo:font-size="10.00pt" fo:font-weight="normal" fo:font-family="Verdana" style:font-family-asian="Verdana" style:font-family-complex="Verdana"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0.00pt" fo:font-weight="normal" fo:font-family="Verdana" style:font-family-asian="Verdana" style:font-family-complex="Verdana"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0.00pt" fo:font-weight="normal" fo:font-family="Verdana" style:font-family-asian="Verdana" style:font-family-complex="Verdana"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0.00pt" fo:font-weight="normal" fo:font-family="Verdana" style:font-family-asian="Verdana" style:font-family-complex="Verdana"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0.00pt" fo:font-weight="normal" fo:font-family="Verdana" style:font-family-asian="Verdana" style:font-family-complex="Verdana"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0.00pt" fo:font-weight="normal" fo:font-family="Verdana" style:font-family-asian="Verdana" style:font-family-complex="Verdana"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0.00pt" fo:font-weight="normal" fo:font-family="Verdana" style:font-family-asian="Verdana" style:font-family-complex="Verdana"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0.00pt" fo:font-weight="normal" fo:font-family="Verdana" style:font-family-asian="Verdana" style:font-family-complex="Verdana"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0.00pt" fo:font-weight="normal" fo:font-family="Verdana" style:font-family-asian="Verdana" style:font-family-complex="Verdana"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0.00pt" fo:font-weight="normal" fo:font-family="Verdana" style:font-family-asian="Verdana" style:font-family-complex="Verdana"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0.00pt" fo:font-weight="normal" fo:font-family="Verdana" style:font-family-asian="Verdana" style:font-family-complex="Verdana"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0.00pt" fo:font-weight="normal" fo:font-family="Verdana" style:font-family-asian="Verdana" style:font-family-complex="Verdana"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0.00pt" fo:font-weight="normal" fo:font-family="Verdana" style:font-family-asian="Verdana" style:font-family-complex="Verdana"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0.00pt" fo:font-weight="normal" fo:font-family="Verdana" style:font-family-asian="Verdana" style:font-family-complex="Verdana"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0.00pt" fo:font-weight="normal" fo:font-family="Verdana" style:font-family-asian="Verdana" style:font-family-complex="Verdana"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0.00pt" fo:font-weight="normal" fo:font-family="Verdana" style:font-family-asian="Verdana" style:font-family-complex="Verdana"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0.00pt" fo:font-weight="normal" fo:font-family="Verdana" style:font-family-asian="Verdana" style:font-family-complex="Verdana"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0.00pt" fo:font-weight="normal" fo:font-family="Verdana" style:font-family-asian="Verdana" style:font-family-complex="Verdana"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0.00pt" fo:font-weight="normal" fo:font-family="Verdana" style:font-family-asian="Verdana" style:font-family-complex="Verdana"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0.00pt" fo:font-weight="normal" fo:font-family="Verdana" style:font-family-asian="Verdana" style:font-family-complex="Verdana"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0.00pt" fo:font-weight="normal" fo:font-family="Verdana" style:font-family-asian="Verdana" style:font-family-complex="Verdana"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0.00pt" fo:font-weight="normal" fo:font-family="Verdana" style:font-family-asian="Verdana" style:font-family-complex="Verdana"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0.00pt" fo:font-weight="normal" fo:font-family="Verdana" style:font-family-asian="Verdana" style:font-family-complex="Verdana"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0.00pt" fo:font-weight="normal" fo:font-family="Verdana" style:font-family-asian="Verdana" style:font-family-complex="Verdana"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0.00pt" fo:font-weight="normal" fo:font-family="Verdana" style:font-family-asian="Verdana" style:font-family-complex="Verdana" fo:background-color="transparent" style:use-window-font-color="true"/>
    </style:style>
    <style:style style:name="T210"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211"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212" style:family="text">
      <style:text-properties fo:font-size="10.00pt" fo:font-weight="normal" fo:font-family="Verdana" style:font-family-asian="Verdana" style:font-family-complex="Verdana"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bold" fo:font-family="'Times New Roman'" style:font-family-asian="'Times New Roman'" style:font-family-complex="'Times New Roman'"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2.00pt" fo:font-weight="bold" fo:font-family="'Times New Roman'" style:font-family-asian="'Times New Roman'" style:font-family-complex="'Times New Roman'"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2.00pt" fo:font-weight="bold" fo:font-family="'Times New Roman'" style:font-family-asian="'Times New Roman'" style:font-family-complex="'Times New Roman'" fo:background-color="transparent" style:use-window-font-color="tru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2.00pt" fo:font-weight="bold" fo:font-family="'Times New Roman'" style:font-family-asian="'Times New Roman'" style:font-family-complex="'Times New Roman'"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bold" fo:font-family="'Times New Roman'" style:font-family-asian="'Times New Roman'" style:font-family-complex="'Times New Roman'"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bold" fo:font-family="'Times New Roman'" style:font-family-asian="'Times New Roman'" style:font-family-complex="'Times New Roman'"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7" style:family="text">
      <style:text-properties fo:font-size="11.00pt" fo:font-weight="normal" fo:font-family="Calibri" style:font-family-asian="Calibri" style:font-family-complex="Calibri"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2.00pt" fo:font-weight="normal" fo:font-family="'Times New Roman'" style:font-family-asian="'Times New Roman'" style:font-family-complex="'Times New Roman'"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2.00pt" fo:font-weight="normal" fo:font-family="'Times New Roman'" style:font-family-asian="'Times New Roman'" style:font-family-complex="'Times New Roman'" fo:background-color="transparent" style:use-window-font-color="true"/>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2.00pt" fo:font-weight="normal" fo:font-family="'Times New Roman'" style:font-family-asian="'Times New Roman'" style:font-family-complex="'Times New Roman'"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normal" fo:font-family="'Times New Roman'" style:font-family-asian="'Times New Roman'" style:font-family-complex="'Times New Roman'"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5.40pt" fo:text-indent="-5.40pt">
        <style:tab-stops>
          <style:tab-stop style:position="39.75pt"/>
          <style:tab-stop style:position="3527.45pt" style:leader-style="dotted"/>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5.40pt" fo:text-indent="-5.40pt">
        <style:tab-stops>
          <style:tab-stop style:position="39.75pt"/>
          <style:tab-stop style:position="3527.45pt" style:leader-style="dotted"/>
        </style:tab-stops>
      </style:paragraph-properties>
    </style:style>
    <style:style style:name="P5" style:family="paragraph">
      <style:paragraph-properties fo:line-height="100.00%" fo:text-align="left" fo:margin-left="41.40pt" fo:text-indent="-5.40pt">
        <style:tab-stops>
          <style:tab-stop style:position="3.75pt"/>
          <style:tab-stop style:position="3248.25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fo:margin-top="5.00pt" fo:margin-bottom="5.00pt"/>
    </style:style>
    <style:style style:name="P8" style:family="paragraph">
      <style:paragraph-properties fo:line-height="100.00%" fo:text-align="left"/>
    </style:style>
    <style:style style:name="P9" style:family="paragraph">
      <style:paragraph-properties fo:line-height="100.00%" fo:text-align="left" fo:margin-top="5.00pt" fo:margin-bottom="5.00pt"/>
    </style:style>
    <style:style style:name="P10" style:family="paragraph">
      <style:paragraph-properties fo:line-height="100.00%" fo:text-align="left"/>
    </style:style>
    <style:style style:name="P11" style:family="paragraph">
      <style:paragraph-properties fo:line-height="100.00%" fo:text-align="left" fo:margin-left="41.40pt" fo:text-indent="-5.40pt">
        <style:tab-stops>
          <style:tab-stop style:position="3.75pt"/>
          <style:tab-stop style:position="3248.25pt" style:type="center"/>
        </style:tab-stops>
      </style:paragraph-properties>
    </style:style>
    <style:style style:name="P12"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15"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18"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21"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22" style:family="paragraph">
      <style:paragraph-properties fo:line-height="100.00%" fo:text-align="left"/>
    </style:style>
    <style:style style:name="P23" style:family="paragraph">
      <style:paragraph-properties fo:line-height="100.00%" fo:text-align="left" fo:margin-top="5.00pt" fo:margin-bottom="5.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fo:margin-top="5.00pt" fo:margin-bottom="5.00pt"/>
    </style:style>
    <style:style style:name="P25" style:family="paragraph">
      <style:paragraph-properties fo:line-height="100.00%" fo:text-align="left" fo:margin-top="5.00pt" fo:margin-bottom="5.00pt"/>
    </style:style>
    <style:style style:name="P26"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27"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30"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33"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36"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37" style:family="paragraph">
      <style:paragraph-properties fo:line-height="100.00%" fo:text-align="left"/>
    </style:style>
    <style:style style:name="P38" style:family="paragraph">
      <style:paragraph-properties fo:line-height="100.00%" fo:text-align="left" fo:margin-top="5.00pt" fo:margin-bottom="5.00pt"/>
    </style:style>
    <style:style style:name="P39" style:family="paragraph">
      <style:paragraph-properties fo:line-height="100.00%" fo:text-align="left" fo:margin-left="0.75pt" fo:text-indent="-0.75pt">
        <style:tab-stops>
          <style:tab-stop style:position="21.20pt" style:type="center"/>
          <style:tab-stop style:position="3288.90pt" style:type="center"/>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0.75pt" fo:text-indent="-0.75pt">
        <style:tab-stops>
          <style:tab-stop style:position="21.20pt" style:type="center"/>
          <style:tab-stop style:position="3288.90pt" style:type="center"/>
        </style:tab-stops>
      </style:paragraph-properties>
    </style:style>
    <style:style style:name="P42" style:family="paragraph">
      <style:paragraph-properties fo:line-height="100.00%" fo:text-align="left"/>
    </style:style>
    <style:style style:name="P43" style:family="paragraph">
      <style:paragraph-properties fo:line-height="100.00%" fo:text-align="left" fo:margin-top="5.00pt" fo:margin-bottom="5.00pt"/>
    </style:style>
    <style:style style:name="P44" style:family="paragraph">
      <style:paragraph-properties fo:line-height="100.00%" fo:text-align="left" fo:margin-left="0.75pt" fo:text-indent="-0.75pt">
        <style:tab-stops>
          <style:tab-stop style:position="21.20pt" style:type="center"/>
          <style:tab-stop style:position="3288.90pt" style:type="center"/>
        </style:tab-stops>
      </style:paragraph-properties>
    </style:style>
    <style:style style:name="P45" style:family="paragraph">
      <style:paragraph-properties fo:line-height="100.00%" fo:text-align="left"/>
    </style:style>
    <style:style style:name="P46" style:family="paragraph">
      <style:paragraph-properties fo:line-height="100.00%" fo:text-align="left" fo:margin-top="5.00pt" fo:margin-bottom="5.00pt"/>
    </style:style>
    <style:style style:name="P47" style:family="paragraph">
      <style:paragraph-properties fo:line-height="100.00%" fo:text-align="left" fo:margin-left="0.75pt" fo:text-indent="-0.75pt">
        <style:tab-stops>
          <style:tab-stop style:position="21.20pt" style:type="center"/>
          <style:tab-stop style:position="3288.90pt" style:type="center"/>
        </style:tab-stops>
      </style:paragraph-properties>
    </style:style>
    <style:style style:name="P48" style:family="paragraph">
      <style:paragraph-properties fo:line-height="100.00%" fo:text-align="left" fo:margin-top="5.00pt" fo:margin-bottom="5.00pt"/>
    </style:style>
    <style:style style:name="P49"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50"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51" style:family="paragraph">
      <style:paragraph-properties fo:line-height="100.00%" fo:text-align="left"/>
    </style:style>
    <style:style style:name="P52"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53"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54" style:family="paragraph">
      <style:paragraph-properties fo:line-height="100.00%" fo:text-align="left"/>
    </style:style>
    <style:style style:name="P55" style:family="paragraph">
      <style:paragraph-properties fo:line-height="100.00%" fo:text-align="left" fo:margin-top="5.00pt" fo:margin-bottom="5.00pt"/>
    </style:style>
    <text:list-style style:name="L56">
      <text:list-level-style-bullet text:level="1" text:bullet-char="•">
        <style:list-level-properties text:space-before="21.20pt" text:min-label-width="14.15pt"/>
        <style:text-properties fo:font-family="Symbol"/>
      </text:list-level-style-bullet>
    </text:list-style>
    <style:style style:name="P56" style:family="paragraph">
      <style:paragraph-properties fo:line-height="100.00%" fo:text-align="justify" fo:margin-bottom="6.00pt"/>
    </style:style>
    <style:style style:name="P57"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58"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59" style:family="paragraph">
      <style:paragraph-properties fo:line-height="100.00%" fo:text-align="left"/>
    </style:style>
    <style:style style:name="P60"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61"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62" style:family="paragraph">
      <style:paragraph-properties fo:line-height="100.00%" fo:text-align="left"/>
    </style:style>
    <style:style style:name="P63" style:family="paragraph">
      <style:paragraph-properties fo:line-height="100.00%" fo:text-align="left" fo:margin-top="10.00pt"/>
    </style:style>
    <style:style style:name="P64" style:family="paragraph">
      <style:paragraph-properties fo:line-height="100.00%" fo:text-align="left" fo:margin-top="5.00pt" fo:margin-bottom="5.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00.00%" fo:text-align="left" fo:margin-top="5.00pt" fo:margin-bottom="5.00pt"/>
    </style:style>
    <style:style style:name="P66" style:family="paragraph">
      <style:paragraph-properties fo:line-height="100.00%" fo:text-align="left" fo:margin-top="10.00pt"/>
    </style:style>
    <style:style style:name="P67" style:family="paragraph">
      <style:paragraph-properties fo:line-height="100.00%" fo:text-align="left" fo:margin-top="5.00pt" fo:margin-bottom="5.00pt"/>
    </style:style>
    <text:list-style style:name="L68">
      <text:list-level-style-bullet text:level="1" text:bullet-char="•">
        <style:list-level-properties text:space-before="18.00pt" text:min-label-width="18.00pt"/>
        <style:text-properties fo:font-family="Symbol"/>
      </text:list-level-style-bullet>
    </text:list-style>
    <style:style style:name="P68" style:family="paragraph">
      <style:paragraph-properties fo:line-height="100.00%" fo:text-align="left" fo:margin-top="5.00pt" fo:margin-bottom="5.00pt"/>
    </style:style>
    <style:style style:name="P69" style:family="paragraph">
      <style:paragraph-properties fo:line-height="100.00%" fo:text-align="left" fo:margin-top="5.00pt" fo:margin-bottom="5.00pt"/>
    </style:style>
    <style:style style:name="P70"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71"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72" style:family="paragraph">
      <style:paragraph-properties fo:line-height="100.00%" fo:text-align="left"/>
    </style:style>
    <style:style style:name="P73"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74"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75" style:family="paragraph">
      <style:paragraph-properties fo:line-height="100.00%" fo:text-align="left"/>
    </style:style>
    <style:style style:name="P76"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77"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78" style:family="paragraph">
      <style:paragraph-properties fo:line-height="100.00%" fo:text-align="left"/>
    </style:style>
    <style:style style:name="P79"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80"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81" style:family="paragraph">
      <style:paragraph-properties fo:line-height="100.00%" fo:text-align="left"/>
    </style:style>
    <style:style style:name="P82" style:family="paragraph">
      <style:paragraph-properties fo:line-height="100.00%" fo:text-align="left" fo:margin-top="5.00pt" fo:margin-bottom="5.00pt"/>
    </style:style>
    <style:style style:name="P83" style:family="paragraph">
      <style:paragraph-properties fo:line-height="100.00%" fo:text-align="left"/>
    </style:style>
    <style:style style:name="P84"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45365.20pt"/>
          <style:tab-stop style:position="14.50pt"/>
        </style:tab-stops>
      </style:paragraph-properties>
    </style:style>
    <style:style style:name="P85" style:family="paragraph">
      <style:paragraph-properties fo:line-height="115.00%" fo:text-align="left"/>
    </style:style>
    <style:style style:name="P86"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45365.20pt"/>
          <style:tab-stop style:position="14.50pt"/>
        </style:tab-stops>
      </style:paragraph-properties>
    </style:style>
    <style:style style:name="P87"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88" style:family="paragraph">
      <style:paragraph-properties fo:line-height="115.00%" fo:text-align="left"/>
    </style:style>
    <style:style style:name="P89"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90"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91" style:family="paragraph">
      <style:paragraph-properties fo:line-height="115.00%" fo:text-align="left"/>
    </style:style>
    <style:style style:name="P92"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93" style:family="paragraph">
      <style:paragraph-properties fo:line-height="115.00%" fo:text-align="left"/>
    </style:style>
    <style:style style:name="P94"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95"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96" style:family="paragraph">
      <style:paragraph-properties fo:line-height="115.00%" fo:text-align="left"/>
    </style:style>
    <style:style style:name="P97"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98"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99" style:family="paragraph">
      <style:paragraph-properties fo:line-height="115.00%" fo:text-align="left"/>
    </style:style>
    <style:style style:name="P100"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01"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02" style:family="paragraph">
      <style:paragraph-properties fo:line-height="115.00%" fo:text-align="left"/>
    </style:style>
    <style:style style:name="P103"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04"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05" style:family="paragraph">
      <style:paragraph-properties fo:line-height="115.00%" fo:text-align="left"/>
    </style:style>
    <style:style style:name="P106"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07"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08" style:family="paragraph">
      <style:paragraph-properties fo:line-height="115.00%" fo:text-align="left"/>
    </style:style>
    <style:style style:name="P109"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10"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11" style:family="paragraph">
      <style:paragraph-properties fo:line-height="115.00%" fo:text-align="left"/>
    </style:style>
    <style:style style:name="P112"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13"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14" style:family="paragraph">
      <style:paragraph-properties fo:line-height="115.00%" fo:text-align="left"/>
    </style:style>
    <style:style style:name="P115" style:family="paragraph">
      <style:paragraph-properties fo:line-height="100.00%" fo:text-align="left" fo:margin-left="10.80pt" fo:text-indent="-5.40pt">
        <style:tab-stops>
          <style:tab-stop style:position="3.20pt"/>
          <style:tab-stop style:position="3278.85pt" style:type="center"/>
          <style:tab-stop style:position="421110.85pt" style:type="right"/>
          <style:tab-stop style:position="-10.80pt"/>
          <style:tab-stop style:position="14.50pt"/>
        </style:tab-stops>
      </style:paragraph-properties>
    </style:style>
    <style:style style:name="P116" style:family="paragraph">
      <style:paragraph-properties fo:line-height="100.00%" fo:text-align="left" fo:margin-left="10.80pt" fo:text-indent="-5.40pt">
        <style:tab-stops>
          <style:tab-stop style:position="28.50pt"/>
          <style:tab-stop style:position="32885.70pt"/>
          <style:tab-stop style:position="421110.85pt" style:type="right"/>
          <style:tab-stop style:position="-10.80pt"/>
        </style:tab-stops>
      </style:paragraph-properties>
    </style:style>
    <style:style style:name="P117" style:family="paragraph">
      <style:paragraph-properties fo:line-height="115.00%" fo:text-align="left"/>
    </style:style>
    <style:style style:name="P118" style:family="paragraph">
      <style:paragraph-properties fo:line-height="100.00%" fo:text-align="left" fo:margin-left="10.80pt" fo:text-indent="-5.40pt">
        <style:tab-stops>
          <style:tab-stop style:position="28.50pt"/>
          <style:tab-stop style:position="32885.70pt"/>
          <style:tab-stop style:position="421110.85pt" style:type="right"/>
          <style:tab-stop style:position="-10.80pt"/>
        </style:tab-stops>
      </style:paragraph-properties>
    </style:style>
    <style:style style:name="P119" style:family="paragraph">
      <style:paragraph-properties fo:line-height="100.00%" fo:text-align="left"/>
    </style:style>
    <style:style style:name="P120"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121"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122" style:family="paragraph">
      <style:paragraph-properties fo:line-height="100.00%" fo:text-align="left"/>
    </style:style>
    <style:style style:name="P123" style:family="paragraph">
      <style:paragraph-properties fo:line-height="100.00%" fo:text-align="left" fo:margin-left="5.40pt" fo:text-indent="-5.40pt">
        <style:tab-stops>
          <style:tab-stop style:position="39.75pt"/>
          <style:tab-stop style:position="3284.25pt" style:type="center"/>
        </style:tab-stops>
      </style:paragraph-properties>
    </style:style>
    <style:style style:name="P124" style:family="paragraph">
      <style:paragraph-properties fo:line-height="100.00%" fo:text-align="left" fo:margin-left="5.40pt" fo:text-indent="-5.40pt">
        <style:tab-stops>
          <style:tab-stop style:position="39.75pt"/>
          <style:tab-stop style:position="3284.25pt" style:leader-style="dotted"/>
        </style:tab-stops>
      </style:paragraph-properties>
    </style:style>
    <style:style style:name="P125" style:family="paragraph">
      <style:paragraph-properties fo:line-height="100.00%" fo:text-align="left"/>
    </style:style>
    <style:style style:name="P126"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27" style:family="paragraph">
      <style:paragraph-properties fo:line-height="100.00%" fo:text-align="left"/>
    </style:style>
    <style:style style:name="P128"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29"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30" style:family="paragraph">
      <style:paragraph-properties fo:line-height="100.00%" fo:text-align="left"/>
    </style:style>
    <style:style style:name="P131"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32" style:family="paragraph">
      <style:paragraph-properties fo:line-height="100.00%" fo:text-align="left"/>
    </style:style>
    <style:style style:name="P133" style:family="paragraph">
      <style:paragraph-properties fo:line-height="100.00%" fo:text-align="left" fo:margin-top="5.00pt" fo:margin-bottom="5.00pt"/>
    </style:style>
    <style:style style:name="P134" style:family="paragraph">
      <style:paragraph-properties fo:line-height="100.00%" fo:text-align="left"/>
    </style:style>
    <style:style style:name="P135" style:family="paragraph">
      <style:paragraph-properties fo:line-height="100.00%" fo:text-align="left" fo:margin-top="5.00pt" fo:margin-bottom="5.00pt"/>
    </style:style>
    <style:style style:name="P136"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37" style:family="paragraph">
      <style:paragraph-properties fo:line-height="100.00%" fo:text-align="left"/>
    </style:style>
    <style:style style:name="P138"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39" style:family="paragraph">
      <style:paragraph-properties fo:line-height="100.00%" fo:text-align="left"/>
    </style:style>
    <style:style style:name="P140"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41" style:family="paragraph">
      <style:paragraph-properties fo:line-height="100.00%" fo:text-align="left"/>
    </style:style>
    <style:style style:name="P142"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43" style:family="paragraph">
      <style:paragraph-properties fo:line-height="100.00%" fo:text-align="left"/>
    </style:style>
    <style:style style:name="P144" style:family="paragraph">
      <style:paragraph-properties fo:line-height="100.00%" fo:text-align="left" fo:margin-left="1.50pt" fo:text-indent="-1.50pt">
        <style:tab-stops>
          <style:tab-stop style:position="90.90pt" style:type="center"/>
          <style:tab-stop style:position="32895.00pt"/>
          <style:tab-stop style:position="421120.15pt" style:type="right"/>
        </style:tab-stops>
      </style:paragraph-properties>
    </style:style>
    <style:style style:name="P145" style:family="paragraph">
      <style:paragraph-properties fo:line-height="100.00%" fo:text-align="left"/>
    </style:style>
    <style:style style:name="P146" style:family="paragraph">
      <style:paragraph-properties fo:line-height="100.00%" fo:text-align="left" fo:margin-left="5.40pt" fo:text-indent="-5.40pt">
        <style:tab-stops>
          <style:tab-stop style:position="39.75pt"/>
          <style:tab-stop style:position="3284.25pt" style:leader-style="dotted"/>
        </style:tab-stops>
      </style:paragraph-properties>
    </style:style>
    <style:style style:name="P147" style:family="paragraph">
      <style:paragraph-properties fo:line-height="100.00%" fo:text-align="left"/>
    </style:style>
    <style:style style:name="TableColumn0100" style:family="table-column">
      <style:table-column-properties style:column-width="0.627083in"/>
    </style:style>
    <style:style style:name="TableColumn0101" style:family="table-column">
      <style:table-column-properties style:column-width="7.135417in"/>
    </style:style>
    <style:style style:name="Table01" style:family="table">
      <style:table-properties style:width="7.7625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00000" fo:border-left="0.000694in solid #000000" fo:border-right="0.000694in solid #000000" fo:border-bottom="0.013889in solid #000000" fo:padding-left="0.075000in" fo:padding-right="0.075000in" fo:vertical-align="top" fo:background-color="#ffffff"/>
    </style:style>
    <style:style style:name="TableCell010001" style:family="table-cell">
      <style:table-cell-properties fo:border-top="0.013889in solid #000000" fo:border-left="0.000694in solid #000000" fo:border-right="0.000694in solid #000000" fo:border-bottom="0.013889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01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03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05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07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09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11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13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15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Cell011701" style:family="table-cell">
      <style:table-cell-properties fo:border-top="0.000694in solid #000000" fo:border-left="0.000694in solid #000000" fo:border-right="0.000694in solid #000000" fo:border-bottom="0.000694in solid #000000" fo:padding-left="0.075000in" fo:padding-right="0.075000in" fo:vertical-align="top" fo:background-color="#c0c0c0"/>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13889in solid #000000" fo:padding-left="0.075000in" fo:padding-right="0.075000in" fo:vertical-align="top" fo:background-color="#c0c0c0"/>
    </style:style>
    <style:style style:name="TableCell011901" style:family="table-cell">
      <style:table-cell-properties fo:border-top="0.000694in solid #000000" fo:border-left="0.000694in solid #000000" fo:border-right="0.000694in solid #000000" fo:border-bottom="0.013889in solid #000000" fo:padding-left="0.075000in" fo:padding-right="0.075000in" fo:vertical-align="top" fo:background-color="#c0c0c0"/>
    </style:style>
    <style:style style:name="TableColumn0200" style:family="table-column">
      <style:table-column-properties style:column-width="0.304861in"/>
    </style:style>
    <style:style style:name="TableColumn0201" style:family="table-column">
      <style:table-column-properties style:column-width="10.037500in"/>
    </style:style>
    <style:style style:name="Table02" style:family="table">
      <style:table-properties style:width="10.342361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10417in" fo:padding-right="0.010417in" fo:vertical-align="center" fo:background-color="#ffffff"/>
    </style:style>
    <style:style style:name="TableCell020001" style:family="table-cell">
      <style:table-cell-properties fo:border-top="0.000694in solid #000000" fo:border-left="0.000694in solid #000000" fo:border-right="0.000694in solid #000000" fo:border-bottom="0.000694in solid #000000" fo:padding-left="0.010417in" fo:padding-right="0.010417in" fo:vertical-align="center"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10417in" fo:padding-right="0.010417in" fo:vertical-align="center" fo:background-color="#ffffff"/>
    </style:style>
    <style:style style:name="TableCell020101" style:family="table-cell">
      <style:table-cell-properties fo:border-top="0.000694in solid #000000" fo:border-left="0.000694in solid #000000" fo:border-right="0.000694in solid #000000" fo:border-bottom="0.000694in solid #000000" fo:padding-left="0.010417in" fo:padding-right="0.010417in" fo:vertical-align="center"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10417in" fo:padding-right="0.010417in" fo:vertical-align="center" fo:background-color="#ffffff"/>
    </style:style>
    <style:style style:name="TableCell020201" style:family="table-cell">
      <style:table-cell-properties fo:border-top="0.000694in solid #000000" fo:border-left="0.000694in solid #000000" fo:border-right="0.000694in solid #000000" fo:border-bottom="0.000694in solid #000000" fo:padding-left="0.010417in" fo:padding-right="0.010417in" fo:vertical-align="center" fo:background-color="#ffffff"/>
    </style:style>
    <style:style style:name="TableColumn0300" style:family="table-column">
      <style:table-column-properties style:column-width="0.194444in"/>
    </style:style>
    <style:style style:name="TableColumn0301" style:family="table-column">
      <style:table-column-properties style:column-width="0.351389in"/>
    </style:style>
    <style:style style:name="TableColumn0302" style:family="table-column">
      <style:table-column-properties style:column-width="1.580556in"/>
    </style:style>
    <style:style style:name="TableColumn0303" style:family="table-column">
      <style:table-column-properties style:column-width="2.131250in"/>
    </style:style>
    <style:style style:name="TableColumn0304" style:family="table-column">
      <style:table-column-properties style:column-width="2.645833in"/>
    </style:style>
    <style:style style:name="Table03" style:family="table">
      <style:table-properties style:width="6.903472in" fo:margin-left="0.000000in" style:writing-mode="lr" table:align="left" style:may-break-between-rows="true"/>
    </style:style>
    <style:style style:name="TableRow0300" style:family="table-row">
      <style:table-row-properties style:min-row-height="0.288889in"/>
    </style:style>
    <style:style style:name="TableCell03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0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1" style:family="table-row">
      <style:table-row-properties style:min-row-height="0.496528in"/>
    </style:style>
    <style:style style:name="TableCell0301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1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2" style:family="table-row">
      <style:table-row-properties style:min-row-height="0.622917in"/>
    </style:style>
    <style:style style:name="TableCell0302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2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3" style:family="table-row">
      <style:table-row-properties style:min-row-height="0.622917in"/>
    </style:style>
    <style:style style:name="TableCell0303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3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4" style:family="table-row">
      <style:table-row-properties style:min-row-height="0.434028in"/>
    </style:style>
    <style:style style:name="TableCell0304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4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5" style:family="table-row">
      <style:table-row-properties style:min-row-height="0.100694in"/>
    </style:style>
    <style:style style:name="TableCell0305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5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5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5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5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6" style:family="table-row">
      <style:table-row-properties style:min-row-height="0.515972in"/>
    </style:style>
    <style:style style:name="TableCell0306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6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6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6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6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7" style:family="table-row">
      <style:table-row-properties style:min-row-height="0.307639in"/>
    </style:style>
    <style:style style:name="TableCell0307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7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7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7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7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8" style:family="table-row">
      <style:table-row-properties style:min-row-height="0.604167in"/>
    </style:style>
    <style:style style:name="TableCell0308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8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8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8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8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09" style:family="table-row">
      <style:table-row-properties style:min-row-height="0.327083in"/>
    </style:style>
    <style:style style:name="TableCell0309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09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9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9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09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10" style:family="table-row">
      <style:table-row-properties style:min-row-height="0.388194in"/>
    </style:style>
    <style:style style:name="TableCell031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31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1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1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10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311" style:family="table-row">
      <style:table-row-properties style:min-row-height="0.398611in"/>
    </style:style>
    <style:style style:name="TableCell031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11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31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1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31104"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olumn0400" style:family="table-column">
      <style:table-column-properties style:column-width="1.283333in"/>
    </style:style>
    <style:style style:name="TableColumn0401" style:family="table-column">
      <style:table-column-properties style:column-width="2.965972in"/>
    </style:style>
    <style:style style:name="TableColumn0402" style:family="table-column">
      <style:table-column-properties style:column-width="2.736111in"/>
    </style:style>
    <style:style style:name="Table04" style:family="table">
      <style:table-properties style:width="6.98541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001"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002"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Row0401" style:family="table-row">
      <style:table-row-properties/>
    </style:style>
    <style:style style:name="TableCell040100"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101"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102"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Row0402" style:family="table-row">
      <style:table-row-properties/>
    </style:style>
    <style:style style:name="TableCell040200"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201"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202"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Row0403" style:family="table-row">
      <style:table-row-properties/>
    </style:style>
    <style:style style:name="TableCell040300"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301"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302"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Row0404" style:family="table-row">
      <style:table-row-properties/>
    </style:style>
    <style:style style:name="TableCell040400"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401"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402"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Row0405" style:family="table-row">
      <style:table-row-properties/>
    </style:style>
    <style:style style:name="TableCell040500"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501"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502"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Row0406" style:family="table-row">
      <style:table-row-properties/>
    </style:style>
    <style:style style:name="TableCell040600"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601"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style:style style:name="TableCell040602" style:family="table-cell">
      <style:table-cell-properties fo:border-top="0.006944in solid #000000" fo:border-left="0.006944in solid #000000" fo:border-right="0.006944in solid #000000" fo:border-bottom="0.006944in solid #000000" fo:padding-left="0.020833in" fo:padding-right="0.020833in" fo:vertical-align="center" fo:background-color="#ffffff"/>
    </style:style>
  </office:automatic-styles>
  <office:body>
    <office:text>
      <text:p text:style-name="P1"><text:span text:style-name="T1"><text:tab/><text:tab/><text:tab/><text:tab/><text:tab/></text:span><text:span text:style-name="T2">Assignment-5</text:span></text:p>
      <text:p text:style-name="P1"><text:span text:style-name="T2"/></text:p>
      <text:p text:style-name="P1"><text:span text:style-name="T3">Software Testing Levels</text:span><text:span text:style-name="T4"/></text:p>
      <text:p text:style-name="P1"><text:span text:style-name="T5"/></text:p>
      <table:table table:style-name="Table01">
        <table:table-column table:style-name="TableColumn0100"/>
        <table:table-column table:style-name="TableColumn0101"/>
        <table:table-row table:style-name="TableRow0100">
          <table:table-cell table:style-name="TableCell010000">
            <text:p text:style-name="P3"><text:span text:style-name="T6">Q1</text:span><text:span text:style-name="T7"/></text:p>
          </table:table-cell>
          <table:table-cell table:style-name="TableCell010001">
            <text:p text:style-name="P3"><text:span text:style-name="T8">What are the various levels of Testing?</text:span><text:span text:style-name="T9"/></text:p>
          </table:table-cell>
        </table:table-row>
        <table:table-row table:style-name="TableRow0101">
          <table:table-cell table:style-name="TableCell010100">
            <text:p text:style-name="P6"><text:span text:style-name="T10">Ans</text:span><text:span text:style-name="T11"/></text:p>
          </table:table-cell>
          <table:table-cell table:style-name="TableCell010101">
            <text:p text:style-name="P6"><text:span text:style-name="T12">There are generally four recognized levels of tests: unit/component testing, integration testing, system testing, and acceptance testing.</text:span></text:p>
            <text:p text:style-name="P7"><text:span text:style-name="T13">Unit/component testing</text:span></text:p>
            <text:p text:style-name="P8"><text:span text:style-name="T14">Unit testing aims to verify each part of the software by isolating it and then perform tests to demonstrate that each individual component is correct in terms of fulfilling requirements and the desired functionality.</text:span></text:p>
            <text:p text:style-name="P9"><text:span text:style-name="T14">This type of testing is performed at the earliest stages of the development process, and in many cases it is executed by the developers themselves before handing the software over to the testing team.</text:span></text:p>
            <text:p text:style-name="P9"><text:span text:style-name="T15">Integration testing</text:span></text:p>
            <text:p text:style-name="P9"><text:span text:style-name="T16">Integration testing aims to test different parts of the system in combination in order to assess if they work correctly together. By testing the units in groups, any faults in the way they interact together can be identified.</text:span></text:p>
            <text:p text:style-name="P9"><text:span text:style-name="T16">There are many ways to test how different components of the system function at their interface; testers can adopt either a bottom-up or a top-down integration method.</text:span></text:p>
            <text:p text:style-name="P9"><text:span text:style-name="T16">In bottom-up integration testing, testing builds on the results of unit testing by testing higher-level combination of units (called modules) in successively more complex scenarios.</text:span></text:p>
            <text:p text:style-name="P9"><text:span text:style-name="T16">It is recommended that testers start with this approach first, before applying the top-down approach which tests higher-level modules first and studies simpler ones later.</text:span></text:p>
            <text:p text:style-name="P9"><text:span text:style-name="T16"> </text:span></text:p>
            <text:p text:style-name="P9"><text:span text:style-name="T17">System testing</text:span></text:p>
            <text:p text:style-name="P9"><text:span text:style-name="T18">The next level of testing is system testing. As the name implies, all the components of the software are tested as a whole in order to ensure that the overall product meets the requirements specified.</text:span></text:p>
            <text:p text:style-name="P9"><text:span text:style-name="T18">System testing is a very important step as the software is almost ready to ship and it can be tested in an environment which is very close to that which the user will experience once it is deployed.</text:span></text:p>
            <text:p text:style-name="P9"><text:span text:style-name="T18">System testing enables testers to ensure that the product meets business requirements, as well as determine that it runs smoothly within its operating environment. This type of testing is typically performed by a specialized testing team.</text:span></text:p>
            <text:p text:style-name="P9"><text:span text:style-name="T18"> </text:span></text:p>
            <text:p text:style-name="P9"><text:span text:style-name="T19">Acceptance testing</text:span></text:p>
            <text:p text:style-name="P9"><text:span text:style-name="T20">Finally,<text:s/></text:span><text:a xlink:href="http://reqtest.com/testing-blog/a-guide-to-excellent-acceptance-testing/"><text:span text:style-name="T22">acceptance testing</text:span></text:a><text:span text:style-name="T23">is the level in the software testing process where a product is given the green light or not. The aim of this type of testing is to evaluate whether the system complies with the end-user requirements and if it is ready for deployment.</text:span></text:p>
            <text:p text:style-name="P9"><text:span text:style-name="T23">The testing team will utilise a variety of methods, such as pre-written scenarios and test cases to test the software and use the results obtained from these tools to find ways in which the system can be improved.</text:span></text:p>
            <text:p text:style-name="P9"><text:span text:style-name="T23">The scope of acceptance testing ranges from simply finding spelling mistakes and cosmetic errors, to uncovering bugs that could cause a major error in the application.</text:span></text:p>
            <text:p text:style-name="P9"><text:span text:style-name="T23">By performing acceptance tests, the testing team can find out how the product will perform when it is installed on the user’s system. There are also various legal and contractual reasons why acceptance testing has to be carried out.</text:span></text:p>
            <text:p text:style-name="P9"><text:span text:style-name="T23">The advantage of detecting any errors in the software early in the day is that by doing so the team minimises software development risks, as well as time and money wasted in having to go back and undo fundamental problems in the program once it is nearly completed.</text:span></text:p>
            <text:p text:style-name="P10"><text:span text:style-name="T24"/></text:p>
          </table:table-cell>
        </table:table-row>
        <table:table-row table:style-name="TableRow0102">
          <table:table-cell table:style-name="TableCell010200">
            <text:p text:style-name="P13"><text:span text:style-name="T25">Q2</text:span><text:span text:style-name="T26"/></text:p>
          </table:table-cell>
          <table:table-cell table:style-name="TableCell010201">
            <text:p text:style-name="P13"><text:span text:style-name="T27">What is AUT?</text:span><text:span text:style-name="T28"/></text:p>
          </table:table-cell>
        </table:table-row>
        <table:table-row table:style-name="TableRow0103">
          <table:table-cell table:style-name="TableCell010300">
            <text:p text:style-name="P16"><text:span text:style-name="T29">Ans</text:span><text:span text:style-name="T30"/></text:p>
          </table:table-cell>
          <table:table-cell table:style-name="TableCell010301">
            <text:p text:style-name="P16"><text:span text:style-name="T31">AUT is Application Under Test. This will be done by the set of people called Configuration analysts. Aut is the place where the packaging of Modules will be done. This Aut will be released to the testing team for functional testing.</text:span><text:span text:style-name="T32"/></text:p>
          </table:table-cell>
        </table:table-row>
        <table:table-row table:style-name="TableRow0104">
          <table:table-cell table:style-name="TableCell010400">
            <text:p text:style-name="P19"><text:span text:style-name="T33">Q3</text:span><text:span text:style-name="T34"/></text:p>
          </table:table-cell>
          <table:table-cell table:style-name="TableCell010401">
            <text:p text:style-name="P19"><text:span text:style-name="T35">What is UAT</text:span><text:span text:style-name="T36">?</text:span><text:span text:style-name="T37"/></text:p>
          </table:table-cell>
        </table:table-row>
        <table:table-row table:style-name="TableRow0105">
          <table:table-cell table:style-name="TableCell010500">
            <text:p text:style-name="P22"><text:span text:style-name="T38">Ans</text:span><text:span text:style-name="T39"/></text:p>
          </table:table-cell>
          <table:table-cell table:style-name="TableCell010501">
            <text:p text:style-name="P23"><text:span text:style-name="T40">User acceptance testing (UAT) is the last phase of the software testing process. UAT directly involves the intended users of the software. UAT can be implemented by making software available for a free beta trial on the Internet or through an in-house testing team comprised of actual software users. </text:span></text:p>
            <text:p text:style-name="P23"><text:span text:style-name="T40">Following are the steps involved in in-house UAT: </text:span></text:p>
            <text:list text:style-name="L24">
              <text:list-item>
                <text:p text:style-name="P24"><text:span text:style-name="T40">Planning: The UAT strategy is outlined during the planning step.</text:span></text:p>
              </text:list-item>
              <text:list-item>
                <text:p text:style-name="P24"><text:span text:style-name="T40">Designing test cases: Test cases are designed to cover all the functional scenarios of the software in real-world usage. They are designed in a simple language and manner to make the test process easier for the testers.</text:span></text:p>
              </text:list-item>
              <text:list-item>
                <text:p text:style-name="P24"><text:span text:style-name="T40">Selection of testing team: The testing team is comprised of real world end-users.</text:span></text:p>
              </text:list-item>
              <text:list-item>
                <text:p text:style-name="P24"><text:span text:style-name="T40">Executing test cases and documenting: The testing team executes the designed test cases. Sometimes it also executes some relevant random tests. All bugs are logged in a testing document with relevant comments.</text:span></text:p>
              </text:list-item>
              <text:list-item>
                <text:p text:style-name="P24"><text:span text:style-name="T40">Bug fixing: Responding to the bugs found by the testing team, the software development team makes final adjustments to the code to make the software bug-free.</text:span></text:p>
              </text:list-item>
              <text:list-item>
                <text:p text:style-name="P24"><text:span text:style-name="T40">Sign-off: When all bugs have been fixed, the testing team indicates acceptance of the software application. This shows that the application meets user requirements and is ready to be rolled out in the market. </text:span></text:p>
              </text:list-item>
            </text:list>
            <text:p text:style-name="P25"><text:span text:style-name="T40">UAT is important because it helps demonstrate that required business functions are operating in a manner suited to real-world circumstances and usage.<text:s/></text:span><text:span text:style-name="T41"/></text:p>
          </table:table-cell>
        </table:table-row>
        <table:table-row table:style-name="TableRow0106">
          <table:table-cell table:style-name="TableCell010600">
            <text:p text:style-name="P28"><text:span text:style-name="T42">Q4</text:span><text:span text:style-name="T43"/></text:p>
          </table:table-cell>
          <table:table-cell table:style-name="TableCell010601">
            <text:p text:style-name="P28"><text:span text:style-name="T44">What is the difference between Unit Testing and Component Testing?</text:span><text:span text:style-name="T45"/></text:p>
          </table:table-cell>
        </table:table-row>
        <table:table-row table:style-name="TableRow0107">
          <table:table-cell table:style-name="TableCell010700">
            <text:p text:style-name="P31"><text:span text:style-name="T46">Ans</text:span><text:span text:style-name="T47"/></text:p>
          </table:table-cell>
          <table:table-cell table:style-name="TableCell010701">
            <text:p text:style-name="P31"><text:span text:style-name="T48">The<text:s/></text:span><text:span text:style-name="T49">Unit Testing</text:span><text:span text:style-name="T50">involves testing of individual programs, modules, or components to demonstrate that the program executes as per the specification and it validates the design and technical quality of the application. In Unit Testing, the Called Components (or Communicating Components) are replaced with Stubs, Simulators, or Trusted Components. Testing Stubs or Drivers are used to simulate the behavior of interfacing modules. <text:line-break/><text:line-break/>The<text:s/></text:span><text:span text:style-name="T51">Component Testing</text:span><text:span text:style-name="T52">is like<text:s/></text:span><text:span text:style-name="T53">Unit Testing</text:span><text:span text:style-name="T54">with the difference that all Stubs and Simulators are replaced with the real objects. Here a Unit is a component, and integration of one or more such components is also a Component.</text:span><text:span text:style-name="T55"/></text:p>
          </table:table-cell>
        </table:table-row>
        <table:table-row table:style-name="TableRow0108">
          <table:table-cell table:style-name="TableCell010800">
            <text:p text:style-name="P34"><text:span text:style-name="T56">Q5</text:span><text:span text:style-name="T57"/></text:p>
          </table:table-cell>
          <table:table-cell table:style-name="TableCell010801">
            <text:p text:style-name="P34"><text:span text:style-name="T58">What are the various types of Integration Testing?</text:span><text:span text:style-name="T59"/></text:p>
          </table:table-cell>
        </table:table-row>
        <table:table-row table:style-name="TableRow0109">
          <table:table-cell table:style-name="TableCell010900">
            <text:p text:style-name="P37"><text:span text:style-name="T60">Ans</text:span><text:span text:style-name="T61"/></text:p>
          </table:table-cell>
          <table:table-cell table:style-name="TableCell010901">
            <text:p text:style-name="P38"><text:span text:style-name="T62">Integration testing is defined as the testing of combined parts of an application to determine if they function correctly. Integration testing can be done in two ways: Bottom-up integration testing and Top-down integration testing.</text:span></text:p>
            <table:table table:style-name="Table02">
              <table:table-column table:style-name="TableColumn0200"/>
              <table:table-column table:style-name="TableColumn0201"/>
              <table:table-row table:style-name="TableRow0200">
                <table:table-cell table:style-name="TableCell020000">
                  <text:p text:style-name="P40"><text:span text:style-name="T63"/></text:p>
                </table:table-cell>
                <table:table-cell table:style-name="TableCell020001">
                  <text:p text:style-name="P40"><text:span text:style-name="T64">Integration Testing Method</text:span><text:span text:style-name="T65"/></text:p>
                </table:table-cell>
              </table:table-row>
              <table:table-row table:style-name="TableRow0201">
                <table:table-cell table:style-name="TableCell020100">
                  <text:p text:style-name="P42"><text:span text:style-name="T66">1</text:span><text:span text:style-name="T67"/></text:p>
                </table:table-cell>
                <table:table-cell table:style-name="TableCell020101">
                  <text:p text:style-name="P43"><text:span text:style-name="T68">Bottom-up integration</text:span></text:p>
                  <text:p text:style-name="P43"><text:span text:style-name="T69">This testing begins with unit testing, followed by tests of progressively higher-level combinations of units called modules or builds.</text:span><text:span text:style-name="T70"/></text:p>
                </table:table-cell>
              </table:table-row>
              <table:table-row table:style-name="TableRow0202">
                <table:table-cell table:style-name="TableCell020200">
                  <text:p text:style-name="P45"><text:span text:style-name="T71">2</text:span><text:span text:style-name="T72"/></text:p>
                </table:table-cell>
                <table:table-cell table:style-name="TableCell020201">
                  <text:p text:style-name="P46"><text:span text:style-name="T73">Top-down integration</text:span></text:p>
                  <text:p text:style-name="P46"><text:span text:style-name="T74">In this testing, the highest-level modules are tested first and progressively, lower-level modules are tested thereafter.</text:span><text:span text:style-name="T75"/></text:p>
                </table:table-cell>
              </table:table-row>
            </table:table>
            <text:p text:style-name="P48"><text:span text:style-name="T76">In a comprehensive software development environment, bottom-up testing is usually done first, followed by top-down testing. The process concludes with multiple tests of the complete application, preferably in scenarios designed to mimic actual situations.</text:span><text:span text:style-name="T77"/></text:p>
          </table:table-cell>
        </table:table-row>
        <table:table-row table:style-name="TableRow0110">
          <table:table-cell table:style-name="TableCell011000">
            <text:p text:style-name="P51"><text:span text:style-name="T78">Q6</text:span><text:span text:style-name="T79"/></text:p>
          </table:table-cell>
          <table:table-cell table:style-name="TableCell011001">
            <text:p text:style-name="P51"><text:span text:style-name="T80">What are the various factors influencing test scope?</text:span><text:span text:style-name="T81"/></text:p>
          </table:table-cell>
        </table:table-row>
        <table:table-row table:style-name="TableRow0111">
          <table:table-cell table:style-name="TableCell011100">
            <text:p text:style-name="P54"><text:span text:style-name="T82">Ans</text:span><text:span text:style-name="T83"/></text:p>
          </table:table-cell>
          <table:table-cell table:style-name="TableCell011101">
            <text:p text:style-name="P55"><text:span text:style-name="T84">The factors which affect the test effort are:</text:span></text:p>
            <text:list text:style-name="L56">
              <text:list-item>
                <text:p text:style-name="P56"><text:span text:style-name="T85">While good<text:s/></text:span><text:span text:style-name="T86">project documentation</text:span><text:span text:style-name="T87">is a positive factor, it’s also true that having to produce detailed documentation, such as meticulously specified test cases, results in delays. During test execution, having to maintain such detailed documentation requires lots of effort, as does working with fragile test data that must be maintained or restored frequently during testing. </text:span></text:p>
              </text:list-item>
              <text:list-item>
                <text:p text:style-name="P56"><text:span text:style-name="T88">Increasing the size of the product</text:span><text:span text:style-name="T89">leads to increases in the size of the project and the project team. Increases in the project and project team increases the difficulty of predicting and managing them. This leads to the disproportionate rate of collapse of large projects. </text:span></text:p>
              </text:list-item>
              <text:list-item>
                <text:p text:style-name="P56"><text:span text:style-name="T89">The life cycle itself is an influential process factor, as the V-model tends to be more fragile in the face of late change while incremental models tend to have high regression testing costs. </text:span></text:p>
              </text:list-item>
              <text:list-item>
                <text:p text:style-name="P56"><text:span text:style-name="T90">Process maturity</text:span><text:span text:style-name="T91">, including test process maturity, is another factor, especially the implication that mature processes involve carefully managing change in the middle and end of the project, which reduces test execution cost. </text:span></text:p>
              </text:list-item>
              <text:list-item>
                <text:p text:style-name="P56"><text:span text:style-name="T92">Time pressure</text:span><text:span text:style-name="T93">is another factor to be considered. </text:span></text:p>
              </text:list-item>
              <text:list-item>
                <text:p text:style-name="P56"><text:span text:style-name="T93">People execute the process, and people factors are as important or more important than any other. Important people factors include the skills of the individuals and the team as a whole, and the alignment of those skills with the project’s needs. I</text:span></text:p>
              </text:list-item>
              <text:list-item>
                <text:p text:style-name="P56"><text:span text:style-name="T93">Since a</text:span><text:span text:style-name="T94">project team</text:span><text:span text:style-name="T95">is a team, solid relationships, reliable execution of agreed-upon commitments and responsibilities and a determination to work together towards a common goal are important. This is especially important for testing, where so much of what we test, use, and produce either comes from, relies upon or goes to people outside the testing group. Because of the importance of trusting relationships and the lengthy learning curves involved in software and system engineering, the stability of the project team is an important people factor, too. </text:span></text:p>
              </text:list-item>
              <text:list-item>
                <text:p text:style-name="P56"><text:span text:style-name="T95">The<text:s/></text:span><text:span text:style-name="T96">test results<text:s/></text:span><text:span text:style-name="T97">themselves are important in the total amount of test effort during test execution. The delivery of good-quality software at the start of test execution and quick, solid defect fixes during test execution prevents delays in the test execution process. A defect, once identified, should not have to go through multiple cycles of fix/retest/re-open, at least not if the initial estimate is going to be held to.<text:s/></text:span><text:span text:style-name="T98"/></text:p>
              </text:list-item>
            </text:list>
          </table:table-cell>
        </table:table-row>
        <table:table-row table:style-name="TableRow0112">
          <table:table-cell table:style-name="TableCell011200">
            <text:p text:style-name="P59"><text:span text:style-name="T99">Q7<text:s/></text:span><text:span text:style-name="T100"/></text:p>
          </table:table-cell>
          <table:table-cell table:style-name="TableCell011201">
            <text:p text:style-name="P59"><text:span text:style-name="T101">What are the various testing types available in Acceptance Testing?</text:span><text:span text:style-name="T102"/></text:p>
          </table:table-cell>
        </table:table-row>
        <table:table-row table:style-name="TableRow0113">
          <table:table-cell table:style-name="TableCell011300">
            <text:p text:style-name="P62"><text:span text:style-name="T103">Ans</text:span><text:span text:style-name="T104"/></text:p>
          </table:table-cell>
          <table:table-cell table:style-name="TableCell011301">
            <text:p text:style-name="P63"><text:span text:style-name="T105">Alpha Testing</text:span></text:p>
            <text:p text:style-name="P64"><text:span text:style-name="T106">This test is the first stage of testing and will be performed amongst the teams (developer and QA teams). Unit testing, integration testing and system testing when combined together is known as alpha testing. During this phase, the following aspects will be tested in the application:</text:span></text:p>
            <text:list text:style-name="L65">
              <text:list-item>
                <text:p text:style-name="P65"><text:span text:style-name="T106">Spelling Mistakes</text:span></text:p>
              </text:list-item>
              <text:list-item>
                <text:p text:style-name="P65"><text:span text:style-name="T106">Broken Links</text:span></text:p>
              </text:list-item>
              <text:list-item>
                <text:p text:style-name="P65"><text:span text:style-name="T106">Cloudy Directions</text:span></text:p>
              </text:list-item>
              <text:list-item>
                <text:p text:style-name="P65"><text:span text:style-name="T106">The Application will be tested on machines with the lowest specification to test loading times and any latency problems.</text:span></text:p>
              </text:list-item>
            </text:list>
            <text:p text:style-name="P66"><text:span text:style-name="T107">Beta Testing</text:span></text:p>
            <text:p text:style-name="P67"><text:span text:style-name="T108">This test is performed after alpha testing has been successfully performed. In beta testing, a sample of the intended audience tests the application. Beta testing is also known as<text:s/></text:span><text:span text:style-name="T109">pre-release testing</text:span><text:span text:style-name="T110">. Beta test versions of software are ideally distributed to a wide audience on the Web, partly to give the program a "real-world"test and partly to provide a preview of the next release. In this phase, the audience will be testing the following:</text:span></text:p>
            <text:list text:style-name="L68">
              <text:list-item>
                <text:p text:style-name="P68"><text:span text:style-name="T110">Users will install, run the application and send their feedback to the project team.</text:span></text:p>
              </text:list-item>
              <text:list-item>
                <text:p text:style-name="P68"><text:span text:style-name="T110">Typographical errors, confusing application flow, and even crashes.</text:span></text:p>
              </text:list-item>
              <text:list-item>
                <text:p text:style-name="P68"><text:span text:style-name="T110">Getting the feedback, the project team can fix the problems before releasing the software to the actual users.</text:span></text:p>
              </text:list-item>
              <text:list-item>
                <text:p text:style-name="P68"><text:span text:style-name="T110">The more issues you fix that solve real user problems, the higher the quality of your application will be.</text:span></text:p>
              </text:list-item>
              <text:list-item>
                <text:p text:style-name="P68"><text:span text:style-name="T110">Having a higher-quality application when you release it to the general public will increase customer satisfaction.</text:span></text:p>
              </text:list-item>
            </text:list>
            <text:p text:style-name="P69"><text:span text:style-name="T111">Global Acceptance</text:span><text:span text:style-name="T112"/></text:p>
          </table:table-cell>
        </table:table-row>
        <table:table-row table:style-name="TableRow0114">
          <table:table-cell table:style-name="TableCell011400">
            <text:p text:style-name="P72"><text:span text:style-name="T113">Q8</text:span><text:span text:style-name="T114"/></text:p>
          </table:table-cell>
          <table:table-cell table:style-name="TableCell011401">
            <text:p text:style-name="P72"><text:span text:style-name="T115">What is the difference between bug and defect?</text:span><text:span text:style-name="T116"/></text:p>
          </table:table-cell>
        </table:table-row>
        <table:table-row table:style-name="TableRow0115">
          <table:table-cell table:style-name="TableCell011500">
            <text:p text:style-name="P75"><text:span text:style-name="T117">Ans</text:span><text:span text:style-name="T118"/></text:p>
          </table:table-cell>
          <table:table-cell table:style-name="TableCell011501">
            <text:p text:style-name="P75"><text:span text:style-name="T119">A bug is getting a problem at the time of testing, where as a defect is problem that got by the customer in production time. A bug is a fault in a program which causes it to behave abruptly. Bugs are usually found either during unit testing done by developer of module testing by testers.<text:line-break/><text:line-break/>A defect is found when the application does not conform to the requirement specification. A defect can also be found when the client or user is testing.</text:span><text:span text:style-name="T120"/></text:p>
          </table:table-cell>
        </table:table-row>
        <table:table-row table:style-name="TableRow0116">
          <table:table-cell table:style-name="TableCell011600">
            <text:p text:style-name="P78"><text:span text:style-name="T121">Q9</text:span><text:span text:style-name="T122"/></text:p>
          </table:table-cell>
          <table:table-cell table:style-name="TableCell011601">
            <text:p text:style-name="P78"><text:span text:style-name="T123">What is the difference between unit testing and integration testing?</text:span><text:span text:style-name="T124"/></text:p>
          </table:table-cell>
        </table:table-row>
        <table:table-row table:style-name="TableRow0117">
          <table:table-cell table:style-name="TableCell011700">
            <text:p text:style-name="P81"><text:span text:style-name="T125">Ans</text:span><text:span text:style-name="T126"/></text:p>
          </table:table-cell>
          <table:table-cell table:style-name="TableCell011701">
            <text:p text:style-name="P82"><text:span text:style-name="T127">Exact Difference between Unit Testing and Integration Testing </text:span></text:p>
            <text:p text:style-name="P83"><text:span text:style-name="T128"/></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row table:style-name="TableRow0300">
                <table:table-cell table:style-name="TableCell030000">
                  <text:p text:style-name="P85"><text:span text:style-name="T128"/></text:p>
                </table:table-cell>
                <table:table-cell table:style-name="TableCell030001">
                  <text:p text:style-name="P85"><text:span text:style-name="T128"/></text:p>
                </table:table-cell>
                <table:table-cell table:style-name="TableCell030002">
                  <text:p text:style-name="P85"><text:span text:style-name="T128"/></text:p>
                </table:table-cell>
                <table:table-cell table:style-name="TableCell030003">
                  <text:p text:style-name="P85"><text:span text:style-name="T129">                <text:s/></text:span><text:span text:style-name="T130">Unit Testing</text:span><text:span text:style-name="T131"/></text:p>
                </table:table-cell>
                <table:table-cell table:style-name="TableCell030004">
                  <text:p text:style-name="P85"><text:span text:style-name="T132">                   </text:span><text:span text:style-name="T133">Integration Testing</text:span><text:span text:style-name="T134"/></text:p>
                </table:table-cell>
              </table:table-row>
              <table:table-row table:style-name="TableRow0301">
                <table:table-cell table:style-name="TableCell030100">
                  <text:p text:style-name="P88"><text:span text:style-name="T134"/></text:p>
                </table:table-cell>
                <table:table-cell table:style-name="TableCell030101">
                  <text:p text:style-name="P88"><text:span text:style-name="T135">1</text:span><text:span text:style-name="T136"/></text:p>
                </table:table-cell>
                <table:table-cell table:style-name="TableCell030102">
                  <text:p text:style-name="P88"><text:span text:style-name="T136"/></text:p>
                </table:table-cell>
                <table:table-cell table:style-name="TableCell030103">
                  <text:p text:style-name="P88"><text:span text:style-name="T137">It do not occurs after and before of anything.</text:span><text:span text:style-name="T138"/></text:p>
                </table:table-cell>
                <table:table-cell table:style-name="TableCell030104">
                  <text:p text:style-name="P88"><text:span text:style-name="T139">It occurs after<text:s/></text:span><text:a xlink:href="http://testingbasicinterviewquestions.blogspot.in/2012/01/what-is-unit-testing-explain-it-with.html"><text:span text:style-name="T141">Unit Testing</text:span></text:a><text:span text:style-name="T142">and before System Testing.</text:span><text:span text:style-name="T143"/></text:p>
                </table:table-cell>
              </table:table-row>
              <table:table-row table:style-name="TableRow0302">
                <table:table-cell table:style-name="TableCell030200">
                  <text:p text:style-name="P91"><text:span text:style-name="T143"/></text:p>
                </table:table-cell>
                <table:table-cell table:style-name="TableCell030201">
                  <text:p text:style-name="P91"><text:span text:style-name="T144">2</text:span><text:span text:style-name="T145"/></text:p>
                </table:table-cell>
                <table:table-cell table:style-name="TableCell030202">
                  <text:p text:style-name="P91"><text:span text:style-name="T145"/></text:p>
                </table:table-cell>
                <table:table-cell table:style-name="TableCell030203">
                  <text:p text:style-name="P91"><text:span text:style-name="T146">It is not abbreviated by any name.</text:span><text:span text:style-name="T147"/></text:p>
                </table:table-cell>
                <table:table-cell table:style-name="TableCell030204">
                  <text:p text:style-name="P91"><text:span text:style-name="T148">It is abbreviated as “I&amp;T” that is why sometimes also called Integration and Testing.</text:span><text:span text:style-name="T149"/></text:p>
                </table:table-cell>
              </table:table-row>
              <table:table-row table:style-name="TableRow0303">
                <table:table-cell table:style-name="TableCell030300">
                  <text:p text:style-name="P93"><text:span text:style-name="T149"/></text:p>
                </table:table-cell>
                <table:table-cell table:style-name="TableCell030301">
                  <text:p text:style-name="P93"><text:span text:style-name="T150">3</text:span><text:span text:style-name="T151"/></text:p>
                </table:table-cell>
                <table:table-cell table:style-name="TableCell030302">
                  <text:p text:style-name="P93"><text:span text:style-name="T151"/></text:p>
                </table:table-cell>
                <table:table-cell table:style-name="TableCell030303">
                  <text:p text:style-name="P93"><text:span text:style-name="T152">It is not further divided into any.</text:span><text:span text:style-name="T153"/></text:p>
                </table:table-cell>
                <table:table-cell table:style-name="TableCell030304">
                  <text:p text:style-name="P93"><text:span text:style-name="T154">It is further divided into<text:s/></text:span><text:a xlink:href="http://testingbasicinterviewquestions.blogspot.in/2012/04/explain-top-down-strategy-of.html"><text:span text:style-name="T156">Top-down Integr</text:span><text:span text:style-name="T157"><text:s/>HYPERLINK "http://testingbasicinterviewquestions.blogspot.in/2012/04/explain-top-down-strategy-of.html"</text:span><text:span text:style-name="T158">a</text:span><text:span text:style-name="T159"><text:s/>HYPERLINK "http://testingbasicinterviewquestions.blogspot.in/2012/04/explain-top-down-strategy-of.html"</text:span><text:span text:style-name="T160">tion</text:span></text:a><text:span text:style-name="T161">, Bottom-Up Integration and so on.</text:span><text:span text:style-name="T162"/></text:p>
                </table:table-cell>
              </table:table-row>
              <table:table-row table:style-name="TableRow0304">
                <table:table-cell table:style-name="TableCell030400">
                  <text:p text:style-name="P96"><text:span text:style-name="T162"/></text:p>
                </table:table-cell>
                <table:table-cell table:style-name="TableCell030401">
                  <text:p text:style-name="P96"><text:span text:style-name="T163">4</text:span><text:span text:style-name="T164"/></text:p>
                </table:table-cell>
                <table:table-cell table:style-name="TableCell030402">
                  <text:p text:style-name="P96"><text:span text:style-name="T164"/></text:p>
                </table:table-cell>
                <table:table-cell table:style-name="TableCell030403">
                  <text:p text:style-name="P96"><text:span text:style-name="T165">It may not catch integration errors, or other system-wide issues because unit testing only tests the functionality of the units themselves.</text:span><text:span text:style-name="T166"/></text:p>
                </table:table-cell>
                <table:table-cell table:style-name="TableCell030404">
                  <text:p text:style-name="P96"><text:span text:style-name="T167">Integration testing uncovers an error that arises when modules are integrated to build the overall system.</text:span><text:span text:style-name="T168"/></text:p>
                </table:table-cell>
              </table:table-row>
              <table:table-row table:style-name="TableRow0305">
                <table:table-cell table:style-name="TableCell030500">
                  <text:p text:style-name="P99"><text:span text:style-name="T168"/></text:p>
                </table:table-cell>
                <table:table-cell table:style-name="TableCell030501">
                  <text:p text:style-name="P99"><text:span text:style-name="T169">5</text:span><text:span text:style-name="T170"/></text:p>
                </table:table-cell>
                <table:table-cell table:style-name="TableCell030502">
                  <text:p text:style-name="P99"><text:span text:style-name="T170"/></text:p>
                </table:table-cell>
                <table:table-cell table:style-name="TableCell030503">
                  <text:p text:style-name="P99"><text:span text:style-name="T171">The goal of unit testing is to isolate each part of the program and show that the individual parts are correct.</text:span><text:span text:style-name="T172"/></text:p>
                </table:table-cell>
                <table:table-cell table:style-name="TableCell030504">
                  <text:p text:style-name="P99"><text:span text:style-name="T173">The goal of Integration Testing is to combined modules in the application and tested as a group to see that they are working fine.</text:span><text:span text:style-name="T174"/></text:p>
                </table:table-cell>
              </table:table-row>
              <table:table-row table:style-name="TableRow0306">
                <table:table-cell table:style-name="TableCell030600">
                  <text:p text:style-name="P102"><text:span text:style-name="T174"/></text:p>
                </table:table-cell>
                <table:table-cell table:style-name="TableCell030601">
                  <text:p text:style-name="P102"><text:span text:style-name="T175">6</text:span><text:span text:style-name="T176"/></text:p>
                </table:table-cell>
                <table:table-cell table:style-name="TableCell030602">
                  <text:p text:style-name="P102"><text:span text:style-name="T176"/></text:p>
                </table:table-cell>
                <table:table-cell table:style-name="TableCell030603">
                  <text:p text:style-name="P102"><text:span text:style-name="T177">It does not follow anything.</text:span><text:span text:style-name="T178"/></text:p>
                </table:table-cell>
                <table:table-cell table:style-name="TableCell030604">
                  <text:p text:style-name="P102"><text:span text:style-name="T179">It follows unit testing and precedes system testing.</text:span><text:span text:style-name="T180"/></text:p>
                </table:table-cell>
              </table:table-row>
              <table:table-row table:style-name="TableRow0307">
                <table:table-cell table:style-name="TableCell030700">
                  <text:p text:style-name="P105"><text:span text:style-name="T180"/></text:p>
                </table:table-cell>
                <table:table-cell table:style-name="TableCell030701">
                  <text:p text:style-name="P105"><text:span text:style-name="T181">7</text:span><text:span text:style-name="T182"/></text:p>
                </table:table-cell>
                <table:table-cell table:style-name="TableCell030702">
                  <text:p text:style-name="P105"><text:span text:style-name="T182"/></text:p>
                </table:table-cell>
                <table:table-cell table:style-name="TableCell030703">
                  <text:p text:style-name="P105"><text:span text:style-name="T183">It obviously starts from the module specification.</text:span><text:span text:style-name="T184"/></text:p>
                </table:table-cell>
                <table:table-cell table:style-name="TableCell030704">
                  <text:p text:style-name="P105"><text:span text:style-name="T185">It obviously starts from the interface specification.</text:span><text:span text:style-name="T186"/></text:p>
                </table:table-cell>
              </table:table-row>
              <table:table-row table:style-name="TableRow0308">
                <table:table-cell table:style-name="TableCell030800">
                  <text:p text:style-name="P108"><text:span text:style-name="T186"/></text:p>
                </table:table-cell>
                <table:table-cell table:style-name="TableCell030801">
                  <text:p text:style-name="P108"><text:span text:style-name="T187">8</text:span><text:span text:style-name="T188"/></text:p>
                </table:table-cell>
                <table:table-cell table:style-name="TableCell030802">
                  <text:p text:style-name="P108"><text:span text:style-name="T188"/></text:p>
                </table:table-cell>
                <table:table-cell table:style-name="TableCell030803">
                  <text:p text:style-name="P108"><text:span text:style-name="T189">Unit testing always tests the visibility of code in details.</text:span><text:span text:style-name="T190"/></text:p>
                </table:table-cell>
                <table:table-cell table:style-name="TableCell030804">
                  <text:p text:style-name="P108"><text:span text:style-name="T191">Integration testing always tests the visibility of the integration structure.</text:span><text:span text:style-name="T192"/></text:p>
                </table:table-cell>
              </table:table-row>
              <table:table-row table:style-name="TableRow0309">
                <table:table-cell table:style-name="TableCell030900">
                  <text:p text:style-name="P111"><text:span text:style-name="T192"/></text:p>
                </table:table-cell>
                <table:table-cell table:style-name="TableCell030901">
                  <text:p text:style-name="P111"><text:span text:style-name="T193">9</text:span><text:span text:style-name="T194"/></text:p>
                </table:table-cell>
                <table:table-cell table:style-name="TableCell030902">
                  <text:p text:style-name="P111"><text:span text:style-name="T194"/></text:p>
                </table:table-cell>
                <table:table-cell table:style-name="TableCell030903">
                  <text:p text:style-name="P111"><text:span text:style-name="T195">It requires complex scaffolding means frame.</text:span><text:span text:style-name="T196"/></text:p>
                </table:table-cell>
                <table:table-cell table:style-name="TableCell030904">
                  <text:p text:style-name="P111"><text:span text:style-name="T197">It requires some scaffolding means frame.</text:span><text:span text:style-name="T198"/></text:p>
                </table:table-cell>
              </table:table-row>
              <table:table-row table:style-name="TableRow0310">
                <table:table-cell table:style-name="TableCell031000">
                  <text:p text:style-name="P114"><text:span text:style-name="T198"/></text:p>
                </table:table-cell>
                <table:table-cell table:style-name="TableCell031001">
                  <text:p text:style-name="P114"><text:span text:style-name="T199">10</text:span><text:span text:style-name="T200"/></text:p>
                </table:table-cell>
                <table:table-cell table:style-name="TableCell031002">
                  <text:p text:style-name="P114"><text:span text:style-name="T200"/></text:p>
                </table:table-cell>
                <table:table-cell table:style-name="TableCell031003">
                  <text:p text:style-name="P114"><text:span text:style-name="T201">It definitely pays attention to the behavior of single modules.</text:span><text:span text:style-name="T202"/></text:p>
                </table:table-cell>
                <table:table-cell table:style-name="TableCell031004">
                  <text:p text:style-name="P114"><text:span text:style-name="T203">It definitely pays attention to the integration among modules.</text:span><text:span text:style-name="T204"/></text:p>
                </table:table-cell>
              </table:table-row>
              <table:table-row table:style-name="TableRow0311">
                <table:table-cell table:style-name="TableCell031100" table:number-columns-spanned="2">
                  <text:p text:style-name="P117"><text:span text:style-name="T205">11</text:span><text:span text:style-name="T206"/></text:p>
                </table:table-cell>
                <table:covered-table-cell/>
                <table:table-cell table:style-name="TableCell031102">
                  <text:p text:style-name="P117"><text:span text:style-name="T206"/></text:p>
                </table:table-cell>
                <table:table-cell table:style-name="TableCell031103">
                  <text:p text:style-name="P117"><text:span text:style-name="T207">It is only the kind of White Box Testing.</text:span><text:span text:style-name="T208"/></text:p>
                </table:table-cell>
                <table:table-cell table:style-name="TableCell031104">
                  <text:p text:style-name="P117"><text:span text:style-name="T209">It is both the kind of<text:s/></text:span><text:a xlink:href="http://testingbasicinterviewquestions.blogspot.in/2014/09/top-10-differences-between-black-box.html"><text:span text:style-name="T211">Black Box and White Box Testing</text:span></text:a><text:span text:style-name="T212">.</text:span><text:span text:style-name="T213"/></text:p>
                </table:table-cell>
              </table:table-row>
            </table:table>
            <text:p text:style-name="P119"><text:span text:style-name="T213"/></text:p>
          </table:table-cell>
        </table:table-row>
        <table:table-row table:style-name="TableRow0118">
          <table:table-cell table:style-name="TableCell011800">
            <text:p text:style-name="P122"><text:span text:style-name="T214">Q10</text:span><text:span text:style-name="T215"/></text:p>
          </table:table-cell>
          <table:table-cell table:style-name="TableCell011801">
            <text:p text:style-name="P122"><text:span text:style-name="T216">What is the difference between White &amp;Black Box Testing?</text:span><text:span text:style-name="T217"/></text:p>
          </table:table-cell>
        </table:table-row>
        <table:table-row table:style-name="TableRow0119">
          <table:table-cell table:style-name="TableCell011900">
            <text:p text:style-name="P125"><text:span text:style-name="T218">Ans</text:span><text:span text:style-name="T219"/></text:p>
          </table:table-cell>
          <table:table-cell table:style-name="TableCell011901">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127"><text:span text:style-name="T220">Criteria</text:span><text:span text:style-name="T221"/></text:p>
                </table:table-cell>
                <table:table-cell table:style-name="TableCell040001">
                  <text:p text:style-name="P127"><text:span text:style-name="T222">Black Box Testing</text:span><text:span text:style-name="T223"/></text:p>
                </table:table-cell>
                <table:table-cell table:style-name="TableCell040002">
                  <text:p text:style-name="P127"><text:span text:style-name="T224">White Box Testing</text:span><text:span text:style-name="T225"/></text:p>
                </table:table-cell>
              </table:table-row>
              <table:table-row table:style-name="TableRow0401">
                <table:table-cell table:style-name="TableCell040100">
                  <text:p text:style-name="P130"><text:span text:style-name="T226">Definition</text:span><text:span text:style-name="T227"/></text:p>
                </table:table-cell>
                <table:table-cell table:style-name="TableCell040101">
                  <text:p text:style-name="P130"><text:span text:style-name="T228">Black Box Testing is a software testing method in which the internal structure/ design/ implementation of the item being tested is NOT known to the tester</text:span><text:span text:style-name="T229"/></text:p>
                </table:table-cell>
                <table:table-cell table:style-name="TableCell040102">
                  <text:p text:style-name="P130"><text:span text:style-name="T230">White Box Testing is a software testing method in which the internal structure/ design/ implementation of the item being tested is known to the tester.</text:span><text:span text:style-name="T231"/></text:p>
                </table:table-cell>
              </table:table-row>
              <table:table-row table:style-name="TableRow0402">
                <table:table-cell table:style-name="TableCell040200">
                  <text:p text:style-name="P132"><text:span text:style-name="T232">Levels Applicable To</text:span><text:span text:style-name="T233"/></text:p>
                </table:table-cell>
                <table:table-cell table:style-name="TableCell040201">
                  <text:p text:style-name="P132"><text:span text:style-name="T234">Mainly applicable to higher levels of testing:</text:span><text:a xlink:href="http://softwaretestingfundamentals.com/acceptance-testing/"><text:span text:style-name="T236">Acceptance Testing<text:s/></text:span></text:a><text:span text:style-name="T237"/></text:p>
                  <text:p text:style-name="P133"><text:a xlink:href="http://softwaretestingfundamentals.com/system-testing/"><text:span text:style-name="T239">System Testing</text:span></text:a><text:span text:style-name="T240"/></text:p>
                </table:table-cell>
                <table:table-cell table:style-name="TableCell040202">
                  <text:p text:style-name="P134"><text:span text:style-name="T241">Mainly applicable to lower levels of testing:</text:span><text:a xlink:href="http://softwaretestingfundamentals.com/unit-testing/"><text:span text:style-name="T243">Unit Testing</text:span></text:a><text:span text:style-name="T244"/></text:p>
                  <text:p text:style-name="P135"><text:a xlink:href="http://softwaretestingfundamentals.com/integration-testing/"><text:span text:style-name="T246">Integration Testing</text:span></text:a><text:span text:style-name="T247"/></text:p>
                </table:table-cell>
              </table:table-row>
              <table:table-row table:style-name="TableRow0403">
                <table:table-cell table:style-name="TableCell040300">
                  <text:p text:style-name="P137"><text:span text:style-name="T248">Responsibility</text:span><text:span text:style-name="T249"/></text:p>
                </table:table-cell>
                <table:table-cell table:style-name="TableCell040301">
                  <text:p text:style-name="P137"><text:span text:style-name="T250">Generally, independent Software Testers</text:span><text:span text:style-name="T251"/></text:p>
                </table:table-cell>
                <table:table-cell table:style-name="TableCell040302">
                  <text:p text:style-name="P137"><text:span text:style-name="T252">Generally, Software Developers</text:span><text:span text:style-name="T253"/></text:p>
                </table:table-cell>
              </table:table-row>
              <table:table-row table:style-name="TableRow0404">
                <table:table-cell table:style-name="TableCell040400">
                  <text:p text:style-name="P139"><text:span text:style-name="T254">Programming Knowledge</text:span><text:span text:style-name="T255"/></text:p>
                </table:table-cell>
                <table:table-cell table:style-name="TableCell040401">
                  <text:p text:style-name="P139"><text:span text:style-name="T256">Not Required</text:span><text:span text:style-name="T257"/></text:p>
                </table:table-cell>
                <table:table-cell table:style-name="TableCell040402">
                  <text:p text:style-name="P139"><text:span text:style-name="T258">Required</text:span><text:span text:style-name="T259"/></text:p>
                </table:table-cell>
              </table:table-row>
              <table:table-row table:style-name="TableRow0405">
                <table:table-cell table:style-name="TableCell040500">
                  <text:p text:style-name="P141"><text:span text:style-name="T260">Implementation Knowledge</text:span><text:span text:style-name="T261"/></text:p>
                </table:table-cell>
                <table:table-cell table:style-name="TableCell040501">
                  <text:p text:style-name="P141"><text:span text:style-name="T262">Not Required</text:span><text:span text:style-name="T263"/></text:p>
                </table:table-cell>
                <table:table-cell table:style-name="TableCell040502">
                  <text:p text:style-name="P141"><text:span text:style-name="T264">Required</text:span><text:span text:style-name="T265"/></text:p>
                </table:table-cell>
              </table:table-row>
              <table:table-row table:style-name="TableRow0406">
                <table:table-cell table:style-name="TableCell040600">
                  <text:p text:style-name="P143"><text:span text:style-name="T266">Basis for Test Cases</text:span><text:span text:style-name="T267"/></text:p>
                </table:table-cell>
                <table:table-cell table:style-name="TableCell040601">
                  <text:p text:style-name="P143"><text:span text:style-name="T268">Requirement Specifications</text:span><text:span text:style-name="T269"/></text:p>
                </table:table-cell>
                <table:table-cell table:style-name="TableCell040602">
                  <text:p text:style-name="P143"><text:span text:style-name="T270">Detail Design</text:span><text:span text:style-name="T271"/></text:p>
                </table:table-cell>
              </table:table-row>
            </table:table>
            <text:p text:style-name="P145"><text:span text:style-name="T271"/></text:p>
          </table:table-cell>
        </table:table-row>
      </table:table>
      <text:p text:style-name="P147"><text:span text:style-name="T27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